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new-oauth-token"/><text:span text:style-name="Source_20_Text">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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1" meta:character-count="40" meta:non-whitespace-character-count="40"/>
  </office:meta>
</office:document-meta>
</file>